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2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1">
      <style:text-properties fo:font-weight="normal" style:font-weight-asian="normal" style:font-weight-complex="normal"/>
    </style:style>
    <style:style style:name="P5" style:family="paragraph" style:parent-style-name="Standard" style:list-style-name="L3">
      <style:text-properties fo:font-weight="normal" style:font-weight-asian="normal" style:font-weight-complex="normal"/>
    </style:style>
    <style:style style:name="P6" style:family="paragraph" style:parent-style-name="Standard" style:list-style-name="L4">
      <style:text-properties fo:font-weight="normal" style:font-weight-asian="normal" style:font-weight-complex="normal"/>
    </style:style>
    <style:style style:name="P7" style:family="paragraph" style:parent-style-name="Standard" style:list-style-name="L5">
      <style:text-properties fo:font-weight="normal" style:font-weight-asian="normal" style:font-weight-complex="normal"/>
    </style:style>
    <style:style style:name="P8" style:family="paragraph" style:parent-style-name="Standard" style:list-style-name="L6">
      <style:text-properties fo:font-weight="normal" style:font-weight-asian="normal" style:font-weight-complex="normal"/>
    </style:style>
    <style:style style:name="P9" style:family="paragraph" style:parent-style-name="Standard" style:list-style-name="L7">
      <style:text-properties fo:font-weight="normal" style:font-weight-asian="normal" style:font-weight-complex="normal"/>
    </style:style>
    <style:style style:name="P10" style:family="paragraph" style:parent-style-name="Standard" style:list-style-name="L8">
      <style:text-properties fo:font-weight="normal" style:font-weight-asian="normal" style:font-weight-complex="normal"/>
    </style:style>
    <style:style style:name="P11" style:family="paragraph" style:parent-style-name="Standard" style:list-style-name="L9">
      <style:text-properties fo:font-weight="normal" style:font-weight-asian="normal" style:font-weight-complex="normal"/>
    </style:style>
    <style:style style:name="P12" style:family="paragraph" style:parent-style-name="Standard" style:list-style-name="L10">
      <style:text-properties fo:font-weight="normal" style:font-weight-asian="normal" style:font-weight-complex="normal"/>
    </style:style>
    <style:style style:name="P13" style:family="paragraph" style:parent-style-name="Standard" style:list-style-name="L11">
      <style:text-properties fo:font-weight="normal" style:font-weight-asian="normal" style:font-weight-complex="normal"/>
    </style:style>
    <style:style style:name="P14" style:family="paragraph" style:parent-style-name="Standard" style:list-style-name="L13">
      <style:text-properties fo:font-weight="normal" style:font-weight-asian="normal" style:font-weight-complex="normal"/>
    </style:style>
    <style:style style:name="P15" style:family="paragraph" style:parent-style-name="Standard" style:list-style-name="L14">
      <style:text-properties fo:font-weight="normal" style:font-weight-asian="normal" style:font-weight-complex="normal"/>
    </style:style>
    <style:style style:name="P16" style:family="paragraph" style:parent-style-name="Standard" style:list-style-name="L15">
      <style:text-properties fo:font-weight="normal" style:font-weight-asian="normal" style:font-weight-complex="normal"/>
    </style:style>
    <style:style style:name="P17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cture 1:</text:p>
      <text:list xml:id="list165617272" text:style-name="L1">
        <text:list-item>
          <text:p text:style-name="P4">OS Basic Characteristics</text:p>
          <text:list>
            <text:list-item>
              <text:p text:style-name="P4">Coordination</text:p>
            </text:list-item>
            <text:list-item>
              <text:p text:style-name="P4">Abstraction</text:p>
            </text:list-item>
            <text:list-item>
              <text:p text:style-name="P4">Standard Services</text:p>
            </text:list-item>
          </text:list>
        </text:list-item>
        <text:list-item>
          <text:p text:style-name="P4">Important OS Developments</text:p>
          <text:list>
            <text:list-item>
              <text:p text:style-name="P4">Simple Memory Systems</text:p>
            </text:list-item>
            <text:list-item>
              <text:p text:style-name="P4">Dual-mode operation</text:p>
            </text:list-item>
            <text:list-item>
              <text:p text:style-name="P4">Multiprogramming</text:p>
            </text:list-item>
            <text:list-item>
              <text:p text:style-name="P4">Timesharing</text:p>
            </text:list-item>
          </text:list>
        </text:list-item>
      </text:list>
      <text:p text:style-name="P1">Lecture 2 – OS Structure and Process Abstraction:</text:p>
      <text:list xml:id="list1372609368" text:style-name="L3">
        <text:list-item>
          <text:p text:style-name="P5">Dual-mode operation</text:p>
        </text:list-item>
        <text:list-item>
          <text:p text:style-name="P5">System calls</text:p>
        </text:list-item>
        <text:list-item>
          <text:p text:style-name="P5">Processes</text:p>
          <text:list>
            <text:list-item>
              <text:p text:style-name="P5">Starting a process</text:p>
            </text:list-item>
            <text:list-item>
              <text:p text:style-name="P5">PCB – Process Control Block</text:p>
            </text:list-item>
            <text:list-item>
              <text:p text:style-name="P5">POSIX/UNIX/Linux Process Creation/Termination</text:p>
            </text:list-item>
            <text:list-item>
              <text:p text:style-name="P5">Parent/Child relations</text:p>
            </text:list-item>
          </text:list>
        </text:list-item>
      </text:list>
      <text:p text:style-name="P1">Lecture 3 – Processes and Threads:</text:p>
      <text:list xml:id="list40780891" text:style-name="L4">
        <text:list-item>
          <text:p text:style-name="P6">Multiple Processes</text:p>
        </text:list-item>
        <text:list-item>
          <text:p text:style-name="P6">Process State Model</text:p>
        </text:list-item>
        <text:list-item>
          <text:p text:style-name="P6">Threads</text:p>
          <text:list>
            <text:list-item>
              <text:p text:style-name="P6">User Threads</text:p>
            </text:list-item>
            <text:list-item>
              <text:p text:style-name="P6">Kernel Threads</text:p>
              <text:list>
                <text:list-item>
                  <text:p text:style-name="P6">Creation</text:p>
                </text:list-item>
              </text:list>
            </text:list-item>
            <text:list-item>
              <text:p text:style-name="P6">fork() with threads</text:p>
            </text:list-item>
            <text:list-item>
              <text:p text:style-name="P6">Hybrid Threading</text:p>
              <text:list>
                <text:list-item>
                  <text:p text:style-name="P6">Many-to-one</text:p>
                </text:list-item>
                <text:list-item>
                  <text:p text:style-name="P6">One-to-many</text:p>
                </text:list-item>
                <text:list-item>
                  <text:p text:style-name="P6">Many-to-many</text:p>
                </text:list-item>
              </text:list>
            </text:list-item>
          </text:list>
        </text:list-item>
      </text:list>
      <text:p text:style-name="P1">Lecture 4 – Coordination:</text:p>
      <text:list xml:id="list2048824859" text:style-name="L5">
        <text:list-item>
          <text:p text:style-name="P7">Critical Section</text:p>
        </text:list-item>
        <text:list-item>
          <text:p text:style-name="P7">Spinning – spin-lock – looping</text:p>
        </text:list-item>
        <text:list-item>
          <text:p text:style-name="P7">Signals</text:p>
          <text:list>
            <text:list-item>
              <text:p text:style-name="P7">Synchronous Signals</text:p>
            </text:list-item>
            <text:list-item>
              <text:p text:style-name="P7">Asynchronous Signals</text:p>
            </text:list-item>
          </text:list>
        </text:list-item>
        <text:list-item>
          <text:p text:style-name="P7">Semaphores</text:p>
          <text:list>
            <text:list-item>
              <text:p text:style-name="P7">Synchronization</text:p>
            </text:list-item>
            <text:list-item>
              <text:p text:style-name="P7">Starvation</text:p>
            </text:list-item>
            <text:list-item>
              <text:p text:style-name="P7">Deadlock</text:p>
            </text:list-item>
          </text:list>
        </text:list-item>
        <text:list-item>
          <text:p text:style-name="P7">Message Passing</text:p>
        </text:list-item>
      </text:list>
      <text:p text:style-name="P1">Lecture 6 – Deadlock:</text:p>
      <text:list xml:id="list1043629660" text:style-name="L6">
        <text:list-item>
          <text:p text:style-name="P8">Problems</text:p>
        </text:list-item>
        <text:list-item>
          <text:p text:style-name="P8">Deadlock Problem</text:p>
        </text:list-item>
        <text:list-item>
          <text:p text:style-name="P8">Handling deadlocks:</text:p>
          <text:list>
            <text:list-item>
              <text:p text:style-name="P8">Prevention</text:p>
            </text:list-item>
            <text:list-item>
              <text:p text:style-name="P8">Avoidance</text:p>
              <text:list>
                <text:list-item>
                  <text:p text:style-name="P8">Banker's Algorithm</text:p>
                </text:list-item>
              </text:list>
            </text:list-item>
          </text:list>
        </text:list-item>
      </text:list>
      <text:p text:style-name="P3"/>
      <text:p text:style-name="P1"><text:soft-page-break/>Lecture 7 – Memory Management:</text:p>
      <text:list xml:id="list1230717497" text:style-name="L7">
        <text:list-item>
          <text:p text:style-name="P9">Physical Memory</text:p>
        </text:list-item>
        <text:list-item>
          <text:p text:style-name="P9">Logical Address Space</text:p>
        </text:list-item>
        <text:list-item>
          <text:p text:style-name="P9">Virtual Memory</text:p>
        </text:list-item>
        <text:list-item>
          <text:p text:style-name="P9">Physical Memory Allocation</text:p>
        </text:list-item>
        <text:list-item>
          <text:p text:style-name="P9">User Space Partitions</text:p>
          <text:list>
            <text:list-item>
              <text:p text:style-name="P9">Fixed Partitions</text:p>
              <text:list>
                <text:list-item>
                  <text:p text:style-name="P9">Unequal Sized Partitions</text:p>
                </text:list-item>
              </text:list>
            </text:list-item>
            <text:list-item>
              <text:p text:style-name="P9">Dynamic Partitions</text:p>
              <text:list>
                <text:list-item>
                  <text:p text:style-name="P9">First-fit</text:p>
                </text:list-item>
                <text:list-item>
                  <text:p text:style-name="P9">Best-fit</text:p>
                </text:list-item>
                <text:list-item>
                  <text:p text:style-name="P9">Next-fit</text:p>
                </text:list-item>
              </text:list>
            </text:list-item>
            <text:list-item>
              <text:p text:style-name="P9">Buddy System</text:p>
            </text:list-item>
          </text:list>
        </text:list-item>
        <text:list-item>
          <text:p text:style-name="P9">Memory Addresses</text:p>
          <text:list>
            <text:list-item>
              <text:p text:style-name="P9">Relocation</text:p>
            </text:list-item>
            <text:list-item>
              <text:p text:style-name="P9">Binding-to-Memory:</text:p>
              <text:list>
                <text:list-item>
                  <text:p text:style-name="P9">Compile time</text:p>
                </text:list-item>
                <text:list-item>
                  <text:p text:style-name="P9">Load time</text:p>
                </text:list-item>
                <text:list-item>
                  <text:p text:style-name="P9">Execution time</text:p>
                </text:list-item>
              </text:list>
            </text:list-item>
            <text:list-item>
              <text:p text:style-name="P9">Logical and physical addresses</text:p>
            </text:list-item>
          </text:list>
        </text:list-item>
        <text:list-item>
          <text:p text:style-name="P9">MMU - Memory Management Unit</text:p>
          <text:list>
            <text:list-item>
              <text:p text:style-name="P9">Memory Protection with MMU</text:p>
            </text:list-item>
          </text:list>
        </text:list-item>
      </text:list>
      <text:p text:style-name="P1">Lecture 8 – Virtual Memory:</text:p>
      <text:list xml:id="list2067590708" text:style-name="L8">
        <text:list-item>
          <text:p text:style-name="P10">Swapping</text:p>
        </text:list-item>
        <text:list-item>
          <text:p text:style-name="P10">Paging</text:p>
        </text:list-item>
        <text:list-item>
          <text:p text:style-name="P10">Address Translation Scheme</text:p>
          <text:list>
            <text:list-item>
              <text:p text:style-name="P10">Page Tables</text:p>
            </text:list-item>
            <text:list-item>
              <text:p text:style-name="P10">Memory protection in Page Tables</text:p>
            </text:list-item>
            <text:list-item>
              <text:p text:style-name="P10">Hierarchical Page Tables</text:p>
            </text:list-item>
          </text:list>
        </text:list-item>
        <text:list-item>
          <text:p text:style-name="P10">Demand Paging</text:p>
        </text:list-item>
        <text:list-item>
          <text:p text:style-name="P10">Page Fault</text:p>
        </text:list-item>
      </text:list>
      <text:p text:style-name="P1">Lecture 9 – Memory and Page Replacement:</text:p>
      <text:list xml:id="list1501681424" text:style-name="L9">
        <text:list-item>
          <text:p text:style-name="P11">Issues with Paging</text:p>
        </text:list-item>
        <text:list-item>
          <text:p text:style-name="P11">Page Replacement</text:p>
          <text:list>
            <text:list-item>
              <text:p text:style-name="P11">Page Replacement Algorithms</text:p>
              <text:list>
                <text:list-item>
                  <text:p text:style-name="P11">Belady's</text:p>
                </text:list-item>
              </text:list>
            </text:list-item>
            <text:list-item>
              <text:p text:style-name="P11">Page Replacement Algorithms with evaluation</text:p>
              <text:list>
                <text:list-item>
                  <text:p text:style-name="P11">FIFO – First-in-first-out</text:p>
                </text:list-item>
                <text:list-item>
                  <text:p text:style-name="P11">LRU – Least-recently-used</text:p>
                </text:list-item>
              </text:list>
            </text:list-item>
          </text:list>
        </text:list-item>
        <text:list-item>
          <text:p text:style-name="P11">Page &amp; Frame Locking</text:p>
        </text:list-item>
        <text:list-item>
          <text:p text:style-name="P11">Allocation of Frames</text:p>
          <text:list>
            <text:list-item>
              <text:p text:style-name="P11">Global Allocation</text:p>
            </text:list-item>
            <text:list-item>
              <text:p text:style-name="P11">Local Allocation</text:p>
            </text:list-item>
          </text:list>
        </text:list-item>
        <text:list-item>
          <text:p text:style-name="P11">Working Set Model</text:p>
        </text:list-item>
        <text:list-item>
          <text:p text:style-name="P11">Page-Fault Frequency Scheme</text:p>
        </text:list-item>
        <text:list-item>
          <text:p text:style-name="P11">Thrashing</text:p>
        </text:list-item>
      </text:list>
      <text:p text:style-name="P1"/>
      <text:p text:style-name="P17">Lecture 10 – Scheduling:</text:p>
      <text:list xml:id="list564902690" text:style-name="L10">
        <text:list-item>
          <text:p text:style-name="P12">Process Scheduling</text:p>
        </text:list-item>
        <text:list-item>
          <text:p text:style-name="P12">When scheduling decisions are made?</text:p>
        </text:list-item>
        <text:list-item>
          <text:p text:style-name="P12">Queues</text:p>
        </text:list-item>
        <text:list-item>
          <text:p text:style-name="P12">Schedulers</text:p>
          <text:list>
            <text:list-item>
              <text:p text:style-name="P12">Which jobs to bring to main memory?</text:p>
            </text:list-item>
            <text:list-item>
              <text:p text:style-name="P12">Medium-Term Scheduling</text:p>
            </text:list-item>
            <text:list-item>
              <text:p text:style-name="P12">Scheduling Policy</text:p>
              <text:list>
                <text:list-item>
                  <text:p text:style-name="P12">FCFS – First-come-first-serve</text:p>
                </text:list-item>
                <text:list-item>
                  <text:p text:style-name="P12">SJF – Shortest-job-first</text:p>
                  <text:list>
                    <text:list-item>
                      <text:p text:style-name="P12">Pre-emptive</text:p>
                    </text:list-item>
                    <text:list-item>
                      <text:p text:style-name="P12">Non-pre-emptive</text:p>
                    </text:list-item>
                  </text:list>
                </text:list-item>
              </text:list>
            </text:list-item>
            <text:list-item>
              <text:p text:style-name="P12">Determining Length of CPU Burst</text:p>
            </text:list-item>
            <text:list-item>
              <text:p text:style-name="P12">Priority Scheduling</text:p>
              <text:list>
                <text:list-item>
                  <text:p text:style-name="P12">Round-Robin</text:p>
                </text:list-item>
              </text:list>
            </text:list-item>
            <text:list-item>
              <text:p text:style-name="P12">Multilevel Scheduling</text:p>
            </text:list-item>
            <text:list-item>
              <text:p text:style-name="P12">Thread Scheduling</text:p>
              <text:list>
                <text:list-item>
                  <text:p text:style-name="P12">POSIX threads</text:p>
                </text:list-item>
              </text:list>
            </text:list-item>
          </text:list>
        </text:list-item>
      </text:list>
      <text:p text:style-name="P1">Lecture 11 – Networks:</text:p>
      <text:list xml:id="list752724477" text:style-name="L11">
        <text:list-item>
          <text:p text:style-name="P13">Internet</text:p>
        </text:list-item>
        <text:list-item>
          <text:p text:style-name="P13">Intranet</text:p>
        </text:list-item>
        <text:list-item>
          <text:p text:style-name="P13">Mobile Computing</text:p>
        </text:list-item>
        <text:list-item>
          <text:p text:style-name="P13">Networking examples</text:p>
        </text:list-item>
        <text:list-item>
          <text:p text:style-name="P13">Network Issues</text:p>
          <text:list>
            <text:list-item>
              <text:p text:style-name="P13">Connectivity</text:p>
            </text:list-item>
            <text:list-item>
              <text:p text:style-name="P13">Addresses &amp; Routes</text:p>
            </text:list-item>
            <text:list-item>
              <text:p text:style-name="P13">Cost-effective Resource Sharing</text:p>
              <text:list>
                <text:list-item>
                  <text:p text:style-name="P13">Multiplexing</text:p>
                  <text:list>
                    <text:list-item>
                      <text:p text:style-name="P13">Frequency-division, synchronou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">Circuit Switching</text:p>
        </text:list-item>
        <text:list-item>
          <text:p text:style-name="P13">Packet Switching</text:p>
        </text:list-item>
        <text:list-item>
          <text:p text:style-name="P13">Reliability of Networks</text:p>
          <text:list>
            <text:list-item>
              <text:p text:style-name="P13">Performance</text:p>
              <text:list>
                <text:list-item>
                  <text:p text:style-name="P13">Bandwidth</text:p>
                </text:list-item>
                <text:list-item>
                  <text:p text:style-name="P13">Latency</text:p>
                </text:list-item>
              </text:list>
            </text:list-item>
          </text:list>
        </text:list-item>
      </text:list>
      <text:p text:style-name="P1">Lecture 12 – Network Protocols:</text:p>
      <text:list xml:id="list1786201586" text:style-name="L12">
        <text:list-item>
          <text:p text:style-name="P2"><text:span text:style-name="T1">Protocol Layers</text:span></text:p>
          <text:list>
            <text:list-item>
              <text:p text:style-name="P2"><text:span text:style-name="T1">Design Issues</text:span></text:p>
              <text:list>
                <text:list-item>
                  <text:p text:style-name="P2"><text:span text:style-name="T1">Identification</text:span></text:p>
                </text:list-item>
                <text:list-item>
                  <text:p text:style-name="P2"><text:span text:style-name="T1">Data transfer alternatives (methods)</text:span></text:p>
                </text:list-item>
                <text:list-item>
                  <text:p text:style-name="P2"><text:span text:style-name="T1">EDC – Error Control</text:span></text:p>
                </text:list-item>
                <text:list-item>
                  <text:p text:style-name="P2"><text:span text:style-name="T1">Message Order Preservation</text:span></text:p>
                </text:list-item>
                <text:list-item>
                  <text:p text:style-name="P2"><text:span text:style-name="T1">Faster-sender – slow-receiver</text:span></text:p>
                </text:list-item>
              </text:list>
            </text:list-item>
          </text:list>
        </text:list-item>
        <text:list-item>
          <text:p text:style-name="P2"><text:span text:style-name="T1">Connection-oriented</text:span></text:p>
        </text:list-item>
        <text:list-item>
          <text:p text:style-name="P2"><text:span text:style-name="T1">Connection-less oriented</text:span></text:p>
        </text:list-item>
        <text:list-item>
          <text:p text:style-name="P2"><text:span text:style-name="T1">OSI Reference Model</text:span></text:p>
        </text:list-item>
        <text:list-item>
          <text:p text:style-name="P2"><text:span text:style-name="T1">TCP/IP Reference Model</text:span></text:p>
          <text:list>
            <text:list-item>
              <text:p text:style-name="P2"><text:span text:style-name="T1">Protocols within TCP/IP</text:span></text:p>
              <text:p text:style-name="P2"><text:span text:style-name="T1"/></text:p>
            </text:list-item>
          </text:list>
        </text:list-item>
      </text:list>
      <text:p text:style-name="P1"><text:soft-page-break/>Lecture 13 – IP/UDP:</text:p>
      <text:list xml:id="list389376973" text:style-name="L13">
        <text:list-item>
          <text:p text:style-name="P14">Internet Architecture</text:p>
        </text:list-item>
        <text:list-item>
          <text:p text:style-name="P14">IP Service Model</text:p>
        </text:list-item>
        <text:list-item>
          <text:p text:style-name="P14">Multiplexing/demultiplexing</text:p>
        </text:list-item>
        <text:list-item>
          <text:p text:style-name="P14">UDP</text:p>
          <text:list>
            <text:list-item>
              <text:p text:style-name="P14">Why use?</text:p>
            </text:list-item>
            <text:list-item>
              <text:p text:style-name="P14">Segment Structure</text:p>
            </text:list-item>
            <text:list-item>
              <text:p text:style-name="P14">Methods of Reliable Transfer</text:p>
              <text:list>
                <text:list-item>
                  <text:p text:style-name="P14">Sleep and Wait Protocol</text:p>
                </text:list-item>
                <text:list-item>
                  <text:p text:style-name="P14">Pipelined Reliable Data Transfer</text:p>
                </text:list-item>
              </text:list>
            </text:list-item>
          </text:list>
        </text:list-item>
      </text:list>
      <text:p text:style-name="P1">Lecture 14 – TCP:</text:p>
      <text:list xml:id="list786749287" text:style-name="L14">
        <text:list-item>
          <text:p text:style-name="P15">Underlying problems of IP</text:p>
        </text:list-item>
        <text:list-item>
          <text:p text:style-name="P15">Why use UDP?</text:p>
        </text:list-item>
        <text:list-item>
          <text:p text:style-name="P15">TCP</text:p>
          <text:list>
            <text:list-item>
              <text:p text:style-name="P15">Segment Format</text:p>
            </text:list-item>
            <text:list-item>
              <text:p text:style-name="P15">Connection Establishment</text:p>
            </text:list-item>
            <text:list-item>
              <text:p text:style-name="P15">Flow Control</text:p>
            </text:list-item>
            <text:list-item>
              <text:p text:style-name="P15">Dealing with Errors</text:p>
            </text:list-item>
          </text:list>
        </text:list-item>
      </text:list>
      <text:p text:style-name="P1">Lecture 15 – File Systems:</text:p>
      <text:list xml:id="list1552661070" text:style-name="L15">
        <text:list-item>
          <text:p text:style-name="P16">File organization</text:p>
          <text:list>
            <text:list-item>
              <text:p text:style-name="P16">Sequential</text:p>
            </text:list-item>
            <text:list-item>
              <text:p text:style-name="P16">Direct Access</text:p>
            </text:list-item>
          </text:list>
        </text:list-item>
        <text:list-item>
          <text:p text:style-name="P16">Directories</text:p>
          <text:list>
            <text:list-item>
              <text:p text:style-name="P16">Tree structure directories</text:p>
            </text:list-item>
            <text:list-item>
              <text:p text:style-name="P16">Acyclic-graph directories</text:p>
            </text:list-item>
            <text:list-item>
              <text:p text:style-name="P16">Protection</text:p>
            </text:list-item>
          </text:list>
        </text:list-item>
        <text:list-item>
          <text:p text:style-name="P16">File System Implementation</text:p>
          <text:list>
            <text:list-item>
              <text:p text:style-name="P16">Structures</text:p>
            </text:list-item>
          </text:list>
        </text:list-item>
        <text:list-item>
          <text:p text:style-name="P16">File Space Allocation</text:p>
          <text:list>
            <text:list-item>
              <text:p text:style-name="P16">Contiguous Allocation</text:p>
            </text:list-item>
            <text:list-item>
              <text:p text:style-name="P16">Linked Allocation</text:p>
            </text:list-item>
            <text:list-item>
              <text:p text:style-name="P16">Indexed Allocation</text:p>
            </text:list-item>
          </text:list>
        </text:list-item>
        <text:list-item>
          <text:p text:style-name="P16">Free Space Management</text:p>
          <text:list>
            <text:list-item>
              <text:p text:style-name="P16">Bitmap</text:p>
            </text:list-item>
            <text:list-item>
              <text:p text:style-name="P16">Linked-List</text:p>
            </text:list-item>
          </text:list>
        </text:list-item>
        <text:list-item>
          <text:p text:style-name="P16">File System Organization</text:p>
          <text:list>
            <text:list-item>
              <text:p text:style-name="P16">Journaling File Systems</text:p>
            </text:list-item>
          </text:list>
        </text:list-item>
        <text:list-item>
          <text:p text:style-name="P16">Virtual Files Systems</text:p>
        </text:list-item>
        <text:list-item>
          <text:p text:style-name="P16">Kernel Data Structures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Imbrasas</meta:initial-creator>
    <meta:creation-date>2014-01-07T17:16:20</meta:creation-date>
    <dc:date>2014-01-07T17:53:49</dc:date>
    <dc:creator>P Imbrasas</dc:creator>
    <meta:editing-duration>PT28M27S</meta:editing-duration>
    <meta:editing-cycles>29</meta:editing-cycles>
    <meta:generator>LibreOffice/3.5$Linux_X86_64 LibreOffice_project/350m1$Build-2</meta:generator>
    <meta:document-statistic meta:table-count="0" meta:image-count="0" meta:object-count="0" meta:page-count="4" meta:paragraph-count="181" meta:word-count="602" meta:character-count="3482" meta:non-whitespace-character-count="3227"/>
  </office:meta>
</office:document-meta>
</file>